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ds_all_location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0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0.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0.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0.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0.7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 0.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 0.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 0.7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J 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G 0.7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1" calcext:value-type="float">
            <text:p>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</table:table-row>
        <table:table-row table:style-name="ro1">
          <table:table-cell office:value-type="string" calcext:value-type="string">
            <text:p>N 0.7</text:p>
          </table:table-cell>
          <table:table-cell office:value-type="float" office:value="0.7333984375" calcext:value-type="float">
            <text:p>0.7333984375</text:p>
          </table:table-cell>
          <table:table-cell table:number-columns-repeated="2" office:value-type="float" office:value="0.2333984375" calcext:value-type="float">
            <text:p>0.2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5185546875" calcext:value-type="float">
            <text:p>0.51855468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9697265625" calcext:value-type="float">
            <text:p>0.969726562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T 0.7</text:p>
          </table:table-cell>
          <table:table-cell table:style-name="ce1"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1220703125" calcext:value-type="float">
            <text:p>0.01220703125</text:p>
          </table:table-cell>
          <table:table-cell table:style-name="ce1" office:value-type="float" office:value="0.01220703125" calcext:value-type="float">
            <text:p>0.01220703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771484375" calcext:value-type="float">
            <text:p>0.0771484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6220703125" calcext:value-type="float">
            <text:p>0.6220703125</text:p>
          </table:table-cell>
          <table:table-cell table:number-columns-repeated="2" office:value-type="float" office:value="0.5693359375" calcext:value-type="float">
            <text:p>0.569335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W 0.7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1" calcext:value-type="float">
            <text:p>1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8037109375" calcext:value-type="float">
            <text:p>0.38037109375</text:p>
          </table:table-cell>
          <table:table-cell table:number-columns-repeated="2" office:value-type="float" office:value="0.791015625" calcext:value-type="float">
            <text:p>0.79101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1" calcext:value-type="float">
            <text:p>1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 0.7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table:style-name="ce1" office:value-type="float" office:value="0.0068359375" calcext:value-type="float">
            <text:p>0.0068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6396484375" calcext:value-type="float">
            <text:p>0.063964843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30126953125" calcext:value-type="float">
            <text:p>0.30126953125</text:p>
          </table:table-cell>
          <table:table-cell table:style-name="ce1"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AB 0.7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85009765625" calcext:value-type="float">
            <text:p>0.85009765625</text:p>
          </table:table-cell>
          <table:table-cell table:style-name="ce1" office:value-type="float" office:value="0.0771484375" calcext:value-type="float">
            <text:p>0.0771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12939453125" calcext:value-type="float">
            <text:p>0.12939453125</text:p>
          </table:table-cell>
          <table:table-cell table:number-columns-repeated="2" office:value-type="float" office:value="0.5185546875" calcext:value-type="float">
            <text:p>0.518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1" calcext:value-type="float">
            <text:p>1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068359375" calcext:value-type="float">
            <text:p>0.0068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85009765625" calcext:value-type="float">
            <text:p>0.85009765625</text:p>
          </table:table-cell>
        </table:table-row>
        <table:table-row table:style-name="ro1">
          <table:table-cell office:value-type="string" calcext:value-type="string">
            <text:p>AD 0.7</text:p>
          </table:table-cell>
          <table:table-cell table:style-name="ce1" office:value-type="float" office:value="0.00927734375" calcext:value-type="float">
            <text:p>0.00927734375</text:p>
          </table:table-cell>
          <table:table-cell office:value-type="float" office:value="0.17626953125" calcext:value-type="float">
            <text:p>0.17626953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2099609375" calcext:value-type="float">
            <text:p>0.020996093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1" calcext:value-type="float">
            <text:p>1</text:p>
          </table:table-cell>
          <table:table-cell office:value-type="float" office:value="0.1513671875" calcext:value-type="float">
            <text:p>0.1513671875</text:p>
          </table:table-cell>
          <table:table-cell table:number-columns-repeated="2" office:value-type="float" office:value="0.09228515625" calcext:value-type="float">
            <text:p>0.09228515625</text:p>
          </table:table-cell>
          <table:table-cell table:style-name="ce1" office:value-type="float" office:value="0.0068359375" calcext:value-type="float">
            <text:p>0.0068359375</text:p>
          </table:table-cell>
          <table:table-cell table:style-name="ce1" office:value-type="float" office:value="0.00244140625" calcext:value-type="float">
            <text:p>0.00244140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90966796875" calcext:value-type="float">
            <text:p>0.9096679687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6220703125" calcext:value-type="float">
            <text:p>0.62207031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7626953125" calcext:value-type="float">
            <text:p>0.176269531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AG 0.7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17626953125" calcext:value-type="float">
            <text:p>0.17626953125</text:p>
          </table:table-cell>
          <table:table-cell table:style-name="ce1" office:value-type="float" office:value="0.00048828125" calcext:value-type="float">
            <text:p>0.00048828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table:number-columns-repeated="2" table:style-name="ce1" office:value-type="float" office:value="0.02099609375" calcext:value-type="float">
            <text:p>0.020996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6396484375" calcext:value-type="float">
            <text:p>0.0639648437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AJ 0.7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4:41.570060949</dc:date>
    <meta:editing-duration>PT4M3S</meta:editing-duration>
    <meta:editing-cycles>2</meta:editing-cycles>
    <meta:generator>LibreOffice/6.0.7.3$Linux_X86_64 LibreOffice_project/00m0$Build-3</meta:generator>
    <meta:document-statistic meta:table-count="1" meta:cell-count="400" meta:object-count="0"/>
  </office:meta>
</office:document-meta>
</file>